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Tahoma3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dd anything before</text:p>
      <text:p text:style-name="Standard"/>
      <text:p text:style-name="Standard">table will be inserted here<office:annotation><dc:creator>Unknown Author</dc:creator><dc:date>2012-10-22T15:38:16.67</dc:date><text:p text:style-name="P1"><text:span text:style-name="T1">do text</text:span></text:p><text:p text:style-name="P1"><text:span text:style-name="T1">from dump_table()</text:span></text:p></office:annotation></text:p>
      <text:p text:style-name="Standard"/>
      <text:p text:style-name="Standard">Add anything 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Tahoma3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19T09:20:48</meta:creation-date>
    <dc:date>2012-12-18T16:54:23.70</dc:date>
    <dc:language>fr-BE</dc:language>
    <meta:editing-cycles>36</meta:editing-cycles>
    <meta:editing-duration>PT5H50M39S</meta:editing-duration>
    <meta:document-statistic meta:table-count="0" meta:image-count="0" meta:object-count="0" meta:page-count="1" meta:paragraph-count="3" meta:word-count="12" meta:character-count="65"/>
    <meta:user-defined meta:name="Info 1"/>
    <meta:user-defined meta:name="Info 2"/>
    <meta:user-defined meta:name="Info 3"/>
    <meta:user-defined meta:name="Info 4"/>
  </office:meta>
</office:document-meta>
</file>